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.87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3.971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3.11cm"/>
    </style:style>
    <style:style style:name="co12" style:family="table-column">
      <style:table-column-properties fo:break-before="auto" style:column-width="3.388cm"/>
    </style:style>
    <style:style style:name="co13" style:family="table-column">
      <style:table-column-properties fo:break-before="auto" style:column-width="4.35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3.568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 style:data-style-name="N5000">
      <style:text-properties style:font-name="Arial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ext-properties fo:font-style="italic" style:font-style-asian="italic" style:font-style-complex="italic"/>
    </style:style>
    <style:style style:name="ce4" style:family="table-cell" style:parent-style-name="Default" style:data-style-name="N5000">
      <style:text-properties fo:font-style="normal" style:font-style-asian="normal" style:font-style-complex="normal"/>
    </style:style>
    <style:style style:name="ce5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6" style:family="table-cell" style:parent-style-name="Default" style:data-style-name="N5000">
      <style:table-cell-properties fo:border-bottom="none" fo:border-left="0.002cm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5000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5000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5000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 style:data-style-name="N5000"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0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50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5000">
      <style:table-cell-properties fo:border-bottom="0.002cm solid #000000" fo:border-left="0.002cm solid #000000" fo:border-right="none" fo:border-top="none"/>
    </style:style>
    <style:style style:name="ce15" style:family="table-cell" style:parent-style-name="Default" style:data-style-name="N5000">
      <style:table-cell-properties fo:border-bottom="none" fo:border-left="none" fo:border-right="none" fo:border-top="0.002cm solid #000000"/>
    </style:style>
    <style:style style:name="ce16" style:family="table-cell" style:parent-style-name="Default" style:data-style-name="N500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5000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0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 style:data-style-name="N5000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</style:style>
    <style:style style:name="ce24" style:family="table-cell" style:parent-style-name="Default" style:data-style-name="N500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5001">
      <style:table-cell-properties fo:border-bottom="none" fo:border-left="0.002cm solid #000000" fo:border-right="0.002cm solid #000000" fo:border-top="none"/>
    </style:style>
    <style:style style:name="ce33" style:family="table-cell" style:parent-style-name="Default" style:data-style-name="N5001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ole-draw-aspect="1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outline="false" style:text-line-through-styl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5.69999980926514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Overview.L38" table:end-x="1.979cm" table:end-y="0.078cm" draw:z-index="0" draw:style-name="gr1" svg:width="26.59cm" svg:height="15.842cm" svg:x="0.228cm" svg:y="0.052cm">
              <draw:object draw:notify-on-update-of-ranges="DellPowerEdge.A8:DellPowerEdge.A8 DellPowerEdge.A9:DellPowerEdge.A15 DellPowerEdge.B6:DellPowerEdge.B6 DellPowerEdge.F9:DellPowerEdge.F15 DellPowerEdge.A9:DellPowerEdge.A15 DellPowerEdge.H6:DellPowerEdge.H6 DellPowerEdge.L9:DellPowerEdge.L15 DellPowerEdge.A9:DellPowerEdge.A15 AMD1055T.B6:AMD1055T.B6 AMD1055T.F9:AMD1055T.F15 AMD1055T.A9:AMD1055T.A15 AMD1055T.H6:AMD1055T.H6 AMD1055T.L9:AMD1055T.L15 AMD1055T.A9:AMD1055T.A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DellPowerEdge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>
            <text:p><text:span text:style-name="T1">SimpleGT Benchmarks on a Dell PowerEdge 1950 Dual Quadcore Intel Xeon 2,33GHz (</text:span><text:span text:style-name="T2">E5345)</text:span><text:span text:style-name="T1"> 8GB RAM</text:span>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<text:span text:style-name="T3">JIT warmup: run </text:span><text:span text:style-name="T4">STSmany10 warmup (ms,iterations):</text:span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10" office:value-type="float" office:value="5.002183">
            <text:p>5.002183</text:p>
          </table:table-cell>
          <table:table-cell table:style-name="ce3" office:value-type="float" office:value="5000">
            <text:p>5000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1" office:value-type="string" table:number-columns-spanned="6" table:number-rows-spanned="1">
            <text:p>STSmany Xeon</text:p>
          </table:table-cell>
          <table:covered-table-cell table:number-columns-repeated="4" table:style-name="ce15"/>
          <table:covered-table-cell table:style-name="ce21"/>
          <table:table-cell table:style-name="ce11" office:value-type="string" table:number-columns-spanned="6" table:number-rows-spanned="1">
            <text:p>STSone Xeon</text:p>
          </table:table-cell>
          <table:covered-table-cell table:number-columns-repeated="4" table:style-name="ce15"/>
          <table:covered-table-cell table:style-name="ce21"/>
          <table:table-cell table:number-columns-repeated="1010"/>
          <table:table-cell table:style-name="Default"/>
        </table:table-row>
        <table:table-row table:style-name="ro1">
          <table:table-cell table:style-name="ce6"/>
          <table:table-cell table:style-name="ce12" office:value-type="string" table:number-columns-spanned="2" table:number-rows-spanned="1">
            <text:p>First run</text:p>
          </table:table-cell>
          <table:covered-table-cell/>
          <table:table-cell table:style-name="ce18" office:value-type="string" table:number-columns-spanned="2" table:number-rows-spanned="1">
            <text:p>Second run</text:p>
          </table:table-cell>
          <table:covered-table-cell table:style-name="Default"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2" office:value-type="string" table:number-columns-spanned="2" table:number-rows-spanned="1">
            <text:p>First run</text:p>
          </table:table-cell>
          <table:covered-table-cell/>
          <table:table-cell table:style-name="ce18" office:value-type="string" table:number-columns-spanned="2" table:number-rows-spanned="1">
            <text:p>Second run</text:p>
          </table:table-cell>
          <table:covered-table-cell table:style-name="Default"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number-columns-repeated="1010"/>
          <table:table-cell table:style-name="Default"/>
        </table:table-row>
        <table:table-row table:style-name="ro1">
          <table:table-cell table:style-name="ce7" office:value-type="string">
            <text:p>Size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24" office:value-type="string">
            <text:p>Runs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13" office:value-type="float" office:value="4.523422">
            <text:p>4.523422</text:p>
          </table:table-cell>
          <table:table-cell office:value-type="float" office:value="5000">
            <text:p>5000</text:p>
          </table:table-cell>
          <table:table-cell office:value-type="float" office:value="4.453311">
            <text:p>4.453311</text:p>
          </table:table-cell>
          <table:table-cell office:value-type="float" office:value="5000">
            <text:p>5000</text:p>
          </table:table-cell>
          <table:table-cell table:style-name="Default" table:formula="of:=AVERAGE([.D9];[.B9])" office:value-type="float" office:value="4.4883665">
            <text:p>4.4883665</text:p>
          </table:table-cell>
          <table:table-cell table:style-name="ce22" table:formula="of:=AVERAGE([.E9];[.C9])" office:value-type="float" office:value="5000">
            <text:p>5000</text:p>
          </table:table-cell>
          <table:table-cell table:style-name="ce13" office:value-type="float" office:value="4.445267">
            <text:p>4.445267</text:p>
          </table:table-cell>
          <table:table-cell office:value-type="float" office:value="5000">
            <text:p>5000</text:p>
          </table:table-cell>
          <table:table-cell office:value-type="float" office:value="4.276524">
            <text:p>4.276524</text:p>
          </table:table-cell>
          <table:table-cell office:value-type="float" office:value="5000">
            <text:p>5000</text:p>
          </table:table-cell>
          <table:table-cell table:style-name="Default" table:formula="of:=AVERAGE([.J9];[.H9])" office:value-type="float" office:value="4.3608955">
            <text:p>4.3608955</text:p>
          </table:table-cell>
          <table:table-cell table:style-name="ce22" table:formula="of:=AVERAGE([.K9];[.I9])" office:value-type="float" office:value="5000">
            <text:p>50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13" office:value-type="float" office:value="39.385119">
            <text:p>39.385119</text:p>
          </table:table-cell>
          <table:table-cell office:value-type="float" office:value="1000">
            <text:p>1000</text:p>
          </table:table-cell>
          <table:table-cell office:value-type="float" office:value="39.304167">
            <text:p>39.304167</text:p>
          </table:table-cell>
          <table:table-cell office:value-type="float" office:value="1000">
            <text:p>1000</text:p>
          </table:table-cell>
          <table:table-cell table:style-name="Default" table:formula="of:=AVERAGE([.D10];[.B10])" office:value-type="float" office:value="39.344643">
            <text:p>39.344643</text:p>
          </table:table-cell>
          <table:table-cell table:style-name="ce22" table:formula="of:=AVERAGE([.E10];[.C10])" office:value-type="float" office:value="1000">
            <text:p>1000</text:p>
          </table:table-cell>
          <table:table-cell table:style-name="ce13" office:value-type="float" office:value="37.487881">
            <text:p>37.487881</text:p>
          </table:table-cell>
          <table:table-cell office:value-type="float" office:value="1000">
            <text:p>1000</text:p>
          </table:table-cell>
          <table:table-cell office:value-type="float" office:value="37.459207">
            <text:p>37.459207</text:p>
          </table:table-cell>
          <table:table-cell office:value-type="float" office:value="1000">
            <text:p>1000</text:p>
          </table:table-cell>
          <table:table-cell table:style-name="Default" table:formula="of:=AVERAGE([.J10];[.H10])" office:value-type="float" office:value="37.473544">
            <text:p>37.473544</text:p>
          </table:table-cell>
          <table:table-cell table:style-name="ce22" table:formula="of:=AVERAGE([.K10];[.I10])" office:value-type="float" office:value="1000">
            <text:p>10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13" office:value-type="float" office:value="182.547468">
            <text:p>182.547468</text:p>
          </table:table-cell>
          <table:table-cell office:value-type="float" office:value="500">
            <text:p>500</text:p>
          </table:table-cell>
          <table:table-cell office:value-type="float" office:value="183.487627">
            <text:p>183.487627</text:p>
          </table:table-cell>
          <table:table-cell office:value-type="float" office:value="500">
            <text:p>500</text:p>
          </table:table-cell>
          <table:table-cell table:style-name="Default" table:formula="of:=AVERAGE([.D11];[.B11])" office:value-type="float" office:value="183.0175475">
            <text:p>183.0175475</text:p>
          </table:table-cell>
          <table:table-cell table:style-name="ce22" table:formula="of:=AVERAGE([.E11];[.C11])" office:value-type="float" office:value="500">
            <text:p>500</text:p>
          </table:table-cell>
          <table:table-cell table:style-name="ce13" office:value-type="float" office:value="174.385746">
            <text:p>174.385746</text:p>
          </table:table-cell>
          <table:table-cell office:value-type="float" office:value="500">
            <text:p>500</text:p>
          </table:table-cell>
          <table:table-cell office:value-type="float" office:value="173.889074">
            <text:p>173.889074</text:p>
          </table:table-cell>
          <table:table-cell office:value-type="float" office:value="500">
            <text:p>500</text:p>
          </table:table-cell>
          <table:table-cell table:style-name="Default" table:formula="of:=AVERAGE([.J11];[.H11])" office:value-type="float" office:value="174.13741">
            <text:p>174.13741</text:p>
          </table:table-cell>
          <table:table-cell table:style-name="ce22" table:formula="of:=AVERAGE([.K11];[.I11])" office:value-type="float" office:value="500">
            <text:p>5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250">
            <text:p>250</text:p>
          </table:table-cell>
          <table:table-cell table:style-name="ce13" office:value-type="float" office:value="2017.941446">
            <text:p>2017.941446</text:p>
          </table:table-cell>
          <table:table-cell office:value-type="float" office:value="100">
            <text:p>100</text:p>
          </table:table-cell>
          <table:table-cell office:value-type="float" office:value="2019.615116">
            <text:p>2019.615116</text:p>
          </table:table-cell>
          <table:table-cell office:value-type="float" office:value="100">
            <text:p>100</text:p>
          </table:table-cell>
          <table:table-cell table:style-name="Default" table:formula="of:=AVERAGE([.D12];[.B12])" office:value-type="float" office:value="2018.778281">
            <text:p>2018.778281</text:p>
          </table:table-cell>
          <table:table-cell table:style-name="ce22" table:formula="of:=AVERAGE([.E12];[.C12])" office:value-type="float" office:value="100">
            <text:p>100</text:p>
          </table:table-cell>
          <table:table-cell table:style-name="ce13" office:value-type="float" office:value="1882.588016">
            <text:p>1882.588016</text:p>
          </table:table-cell>
          <table:table-cell office:value-type="float" office:value="100">
            <text:p>100</text:p>
          </table:table-cell>
          <table:table-cell office:value-type="float" office:value="1886.106131">
            <text:p>1886.106131</text:p>
          </table:table-cell>
          <table:table-cell office:value-type="float" office:value="100">
            <text:p>100</text:p>
          </table:table-cell>
          <table:table-cell table:style-name="Default" table:formula="of:=AVERAGE([.J12];[.H12])" office:value-type="float" office:value="1884.3470735">
            <text:p>1884.3470735</text:p>
          </table:table-cell>
          <table:table-cell table:style-name="ce22" table:formula="of:=AVERAGE([.K12];[.I12])" office:value-type="float" office:value="100">
            <text:p>1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500">
            <text:p>500</text:p>
          </table:table-cell>
          <table:table-cell table:style-name="ce13" office:value-type="float" office:value="13665.166969">
            <text:p>13665.166969</text:p>
          </table:table-cell>
          <table:table-cell office:value-type="float" office:value="100">
            <text:p>100</text:p>
          </table:table-cell>
          <table:table-cell office:value-type="float" office:value="13719.396757">
            <text:p>13719.396757</text:p>
          </table:table-cell>
          <table:table-cell office:value-type="float" office:value="100">
            <text:p>100</text:p>
          </table:table-cell>
          <table:table-cell table:style-name="Default" table:formula="of:=AVERAGE([.D13];[.B13])" office:value-type="float" office:value="13692.281863">
            <text:p>13692.281863</text:p>
          </table:table-cell>
          <table:table-cell table:style-name="ce22" table:formula="of:=AVERAGE([.E13];[.C13])" office:value-type="float" office:value="100">
            <text:p>100</text:p>
          </table:table-cell>
          <table:table-cell table:style-name="ce13" office:value-type="float" office:value="13236.146373">
            <text:p>13236.146373</text:p>
          </table:table-cell>
          <table:table-cell office:value-type="float" office:value="100">
            <text:p>100</text:p>
          </table:table-cell>
          <table:table-cell office:value-type="float" office:value="13254.730042">
            <text:p>13254.730042</text:p>
          </table:table-cell>
          <table:table-cell office:value-type="float" office:value="100">
            <text:p>100</text:p>
          </table:table-cell>
          <table:table-cell table:style-name="Default" table:formula="of:=AVERAGE([.J13];[.H13])" office:value-type="float" office:value="13245.4382075">
            <text:p>13245.4382075</text:p>
          </table:table-cell>
          <table:table-cell table:style-name="ce22" table:formula="of:=AVERAGE([.K13];[.I13])" office:value-type="float" office:value="100">
            <text:p>1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750">
            <text:p>750</text:p>
          </table:table-cell>
          <table:table-cell table:style-name="ce13" office:value-type="float" office:value="44249.19023">
            <text:p>44249.19023</text:p>
          </table:table-cell>
          <table:table-cell office:value-type="float" office:value="50">
            <text:p>50</text:p>
          </table:table-cell>
          <table:table-cell office:value-type="float" office:value="44265.841516">
            <text:p>44265.841516</text:p>
          </table:table-cell>
          <table:table-cell office:value-type="float" office:value="50">
            <text:p>50</text:p>
          </table:table-cell>
          <table:table-cell table:style-name="Default" table:formula="of:=AVERAGE([.D14];[.B14])" office:value-type="float" office:value="44257.515873">
            <text:p>44257.515873</text:p>
          </table:table-cell>
          <table:table-cell table:style-name="ce22" table:formula="of:=AVERAGE([.E14];[.C14])" office:value-type="float" office:value="50">
            <text:p>50</text:p>
          </table:table-cell>
          <table:table-cell table:style-name="ce13" office:value-type="float" office:value="42847.077152">
            <text:p>42847.077152</text:p>
          </table:table-cell>
          <table:table-cell office:value-type="float" office:value="50">
            <text:p>50</text:p>
          </table:table-cell>
          <table:table-cell office:value-type="float" office:value="42957.186285">
            <text:p>42957.186285</text:p>
          </table:table-cell>
          <table:table-cell office:value-type="float" office:value="50">
            <text:p>50</text:p>
          </table:table-cell>
          <table:table-cell table:style-name="Default" table:formula="of:=AVERAGE([.J14];[.H14])" office:value-type="float" office:value="42902.1317185">
            <text:p>42902.1317185</text:p>
          </table:table-cell>
          <table:table-cell table:style-name="ce22" table:formula="of:=AVERAGE([.K14];[.I14])" office:value-type="float" office:value="50">
            <text:p>5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9" office:value-type="float" office:value="1000">
            <text:p>1000</text:p>
          </table:table-cell>
          <table:table-cell table:style-name="ce14" office:value-type="float" office:value="102384.338306">
            <text:p>102384.338306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102398.474936">
            <text:p>102398.474936</text:p>
          </table:table-cell>
          <table:table-cell table:style-name="ce17" office:value-type="float" office:value="20">
            <text:p>20</text:p>
          </table:table-cell>
          <table:table-cell table:style-name="ce20" table:formula="of:=AVERAGE([.D15];[.B15])" office:value-type="float" office:value="102391.406621">
            <text:p>102391.406621</text:p>
          </table:table-cell>
          <table:table-cell table:style-name="ce23" table:formula="of:=AVERAGE([.E15];[.C15])" office:value-type="float" office:value="20">
            <text:p>20</text:p>
          </table:table-cell>
          <table:table-cell table:style-name="ce14" office:value-type="float" office:value="100164.251657">
            <text:p>100164.251657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99888.777042">
            <text:p>99888.777042</text:p>
          </table:table-cell>
          <table:table-cell table:style-name="ce17" office:value-type="float" office:value="20">
            <text:p>20</text:p>
          </table:table-cell>
          <table:table-cell table:style-name="ce20" table:formula="of:=AVERAGE([.J15];[.H15])" office:value-type="float" office:value="100026.5143495">
            <text:p>100026.5143495</text:p>
          </table:table-cell>
          <table:table-cell table:style-name="ce23" table:formula="of:=AVERAGE([.K15];[.I15])" office:value-type="float" office:value="20">
            <text:p>20</text:p>
          </table:table-cell>
          <table:table-cell table:number-columns-repeated="1010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>
            <draw:frame table:end-cell-address="DellPowerEdge.J38" table:end-x="0.307cm" table:end-y="0.028cm" draw:z-index="0" draw:style-name="gr1" svg:width="15.999cm" svg:height="8.999cm" svg:x="0.895cm" svg:y="0.255cm">
              <draw:object draw:notify-on-update-of-ranges="DellPowerEdge.A8:DellPowerEdge.A8 DellPowerEdge.H6:DellPowerEdge.H6 DellPowerEdge.B6:DellPowerEdge.B6 DellPowerEdge.F9:DellPowerEdge.F15 DellPowerEdge.A9:DellPowerEdge.A15 DellPowerEdge.B6:DellPowerEdge.B6 DellPowerEdge.A9:DellPowerEdge.A15 DellPowerEdge.H6:DellPowerEdge.H6 DellPowerEdge.L9:DellPowerEdge.L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D1055T" table:style-name="ta1" table:print="false"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<text:span text:style-name="T1">SimpleGT Benchmarks on an AMD Phenom II X6 2,80GHz (1055T</text:span><text:span text:style-name="T2">)</text:span><text:span text:style-name="T1"> 8GB RAM</text:span>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3" office:value-type="string">
            <text:p><text:span text:style-name="T3">JIT warmup: run </text:span><text:span text:style-name="T4">STSmany10 warmup (ms,iterations):</text:span>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float" office:value="4.00061">
            <text:p>4.00061</text:p>
          </table:table-cell>
          <table:table-cell table:style-name="ce25" office:value-type="float" office:value="5000">
            <text:p>500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5"/>
          <table:table-cell table:style-name="ce11" office:value-type="string" table:number-columns-spanned="6" table:number-rows-spanned="1">
            <text:p>STSmany Phenom</text:p>
          </table:table-cell>
          <table:covered-table-cell table:number-columns-repeated="4" table:style-name="ce15"/>
          <table:covered-table-cell table:style-name="ce21"/>
          <table:table-cell table:style-name="ce11" office:value-type="string" table:number-columns-spanned="6" table:number-rows-spanned="1">
            <text:p>STSone Phenom</text:p>
          </table:table-cell>
          <table:covered-table-cell table:number-columns-repeated="4" table:style-name="ce15"/>
          <table:covered-table-cell table:style-name="ce21"/>
        </table:table-row>
        <table:table-row table:style-name="ro1">
          <table:table-cell table:style-name="ce6"/>
          <table:table-cell table:style-name="ce12" office:value-type="string" table:number-columns-spanned="2" table:number-rows-spanned="1">
            <text:p>First run</text:p>
          </table:table-cell>
          <table:covered-table-cell table:style-name="ce2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2" office:value-type="string" table:number-columns-spanned="2" table:number-rows-spanned="1">
            <text:p>First run</text:p>
          </table:table-cell>
          <table:covered-table-cell table:style-name="ce2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</table:table-row>
        <table:table-row table:style-name="ro1">
          <table:table-cell table:style-name="ce7" office:value-type="string">
            <text:p>Size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24" office:value-type="string">
            <text:p>Run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610572">
            <text:p>3.610572</text:p>
          </table:table-cell>
          <table:table-cell office:value-type="float" office:value="5000">
            <text:p>5000</text:p>
          </table:table-cell>
          <table:table-cell office:value-type="float" office:value="3.562464">
            <text:p>3.562464</text:p>
          </table:table-cell>
          <table:table-cell office:value-type="float" office:value="5000">
            <text:p>5000</text:p>
          </table:table-cell>
          <table:table-cell table:formula="of:=AVERAGE([.D9];[.B9])" office:value-type="float" office:value="3.586518">
            <text:p>3.586518</text:p>
          </table:table-cell>
          <table:table-cell table:style-name="ce22" table:formula="of:=AVERAGE([.E9];[.C9])" office:value-type="float" office:value="5000">
            <text:p>5000</text:p>
          </table:table-cell>
          <table:table-cell office:value-type="float" office:value="3.619404">
            <text:p>3.619404</text:p>
          </table:table-cell>
          <table:table-cell office:value-type="float" office:value="5000">
            <text:p>5000</text:p>
          </table:table-cell>
          <table:table-cell office:value-type="float" office:value="3.423888">
            <text:p>3.423888</text:p>
          </table:table-cell>
          <table:table-cell office:value-type="float" office:value="5000">
            <text:p>5000</text:p>
          </table:table-cell>
          <table:table-cell table:formula="of:=AVERAGE([.J9];[.H9])" office:value-type="float" office:value="3.521646">
            <text:p>3.521646</text:p>
          </table:table-cell>
          <table:table-cell table:style-name="ce22" table:formula="of:=AVERAGE([.K9];[.I9])" office:value-type="float" office:value="5000">
            <text:p>5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.220593">
            <text:p>30.220593</text:p>
          </table:table-cell>
          <table:table-cell office:value-type="float" office:value="1000">
            <text:p>1000</text:p>
          </table:table-cell>
          <table:table-cell office:value-type="float" office:value="29.966904">
            <text:p>29.966904</text:p>
          </table:table-cell>
          <table:table-cell office:value-type="float" office:value="1000">
            <text:p>1000</text:p>
          </table:table-cell>
          <table:table-cell table:formula="of:=AVERAGE([.D10];[.B10])" office:value-type="float" office:value="30.0937485">
            <text:p>30.0937485</text:p>
          </table:table-cell>
          <table:table-cell table:style-name="ce22" table:formula="of:=AVERAGE([.E10];[.C10])" office:value-type="float" office:value="1000">
            <text:p>1000</text:p>
          </table:table-cell>
          <table:table-cell office:value-type="float" office:value="27.980447">
            <text:p>27.980447</text:p>
          </table:table-cell>
          <table:table-cell office:value-type="float" office:value="1000">
            <text:p>1000</text:p>
          </table:table-cell>
          <table:table-cell office:value-type="float" office:value="27.892843">
            <text:p>27.892843</text:p>
          </table:table-cell>
          <table:table-cell office:value-type="float" office:value="1000">
            <text:p>1000</text:p>
          </table:table-cell>
          <table:table-cell table:formula="of:=AVERAGE([.J10];[.H10])" office:value-type="float" office:value="27.936645">
            <text:p>27.936645</text:p>
          </table:table-cell>
          <table:table-cell table:style-name="ce22" table:formula="of:=AVERAGE([.K10];[.I10])" office:value-type="float" office:value="1000">
            <text:p>1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4.297172">
            <text:p>124.297172</text:p>
          </table:table-cell>
          <table:table-cell office:value-type="float" office:value="500">
            <text:p>500</text:p>
          </table:table-cell>
          <table:table-cell office:value-type="float" office:value="123.541574">
            <text:p>123.541574</text:p>
          </table:table-cell>
          <table:table-cell office:value-type="float" office:value="500">
            <text:p>500</text:p>
          </table:table-cell>
          <table:table-cell table:formula="of:=AVERAGE([.D11];[.B11])" office:value-type="float" office:value="123.919373">
            <text:p>123.919373</text:p>
          </table:table-cell>
          <table:table-cell table:style-name="ce22" table:formula="of:=AVERAGE([.E11];[.C11])" office:value-type="float" office:value="500">
            <text:p>500</text:p>
          </table:table-cell>
          <table:table-cell office:value-type="float" office:value="112.795042">
            <text:p>112.795042</text:p>
          </table:table-cell>
          <table:table-cell office:value-type="float" office:value="500">
            <text:p>500</text:p>
          </table:table-cell>
          <table:table-cell office:value-type="float" office:value="113.34755">
            <text:p>113.34755</text:p>
          </table:table-cell>
          <table:table-cell office:value-type="float" office:value="500">
            <text:p>500</text:p>
          </table:table-cell>
          <table:table-cell table:formula="of:=AVERAGE([.J11];[.H11])" office:value-type="float" office:value="113.071296">
            <text:p>113.071296</text:p>
          </table:table-cell>
          <table:table-cell table:style-name="ce22" table:formula="of:=AVERAGE([.K11];[.I11])" office:value-type="float" office:value="500">
            <text:p>5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163.68684">
            <text:p>1163.68684</text:p>
          </table:table-cell>
          <table:table-cell office:value-type="float" office:value="100">
            <text:p>100</text:p>
          </table:table-cell>
          <table:table-cell office:value-type="float" office:value="1144.4009">
            <text:p>1144.4009</text:p>
          </table:table-cell>
          <table:table-cell office:value-type="float" office:value="100">
            <text:p>100</text:p>
          </table:table-cell>
          <table:table-cell table:formula="of:=AVERAGE([.D12];[.B12])" office:value-type="float" office:value="1154.04387">
            <text:p>1154.04387</text:p>
          </table:table-cell>
          <table:table-cell table:style-name="ce22" table:formula="of:=AVERAGE([.E12];[.C12])" office:value-type="float" office:value="100">
            <text:p>100</text:p>
          </table:table-cell>
          <table:table-cell office:value-type="float" office:value="1035.01223">
            <text:p>1035.01223</text:p>
          </table:table-cell>
          <table:table-cell office:value-type="float" office:value="100">
            <text:p>100</text:p>
          </table:table-cell>
          <table:table-cell office:value-type="float" office:value="1031.22096">
            <text:p>1031.22096</text:p>
          </table:table-cell>
          <table:table-cell office:value-type="float" office:value="100">
            <text:p>100</text:p>
          </table:table-cell>
          <table:table-cell table:formula="of:=AVERAGE([.J12];[.H12])" office:value-type="float" office:value="1033.116595">
            <text:p>1033.116595</text:p>
          </table:table-cell>
          <table:table-cell table:style-name="ce22" table:formula="of:=AVERAGE([.K12];[.I12])" office:value-type="float" office:value="100">
            <text:p>10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410.11241">
            <text:p>7410.11241</text:p>
          </table:table-cell>
          <table:table-cell office:value-type="float" office:value="100">
            <text:p>100</text:p>
          </table:table-cell>
          <table:table-cell office:value-type="float" office:value="7419.89154">
            <text:p>7419.89154</text:p>
          </table:table-cell>
          <table:table-cell office:value-type="float" office:value="100">
            <text:p>100</text:p>
          </table:table-cell>
          <table:table-cell table:formula="of:=AVERAGE([.D13];[.B13])" office:value-type="float" office:value="7415.001975">
            <text:p>7415.001975</text:p>
          </table:table-cell>
          <table:table-cell table:style-name="ce22" table:formula="of:=AVERAGE([.E13];[.C13])" office:value-type="float" office:value="100">
            <text:p>100</text:p>
          </table:table-cell>
          <table:table-cell office:value-type="float" office:value="6663.29397">
            <text:p>6663.29397</text:p>
          </table:table-cell>
          <table:table-cell office:value-type="float" office:value="100">
            <text:p>100</text:p>
          </table:table-cell>
          <table:table-cell office:value-type="float" office:value="6678.35159">
            <text:p>6678.35159</text:p>
          </table:table-cell>
          <table:table-cell office:value-type="float" office:value="100">
            <text:p>100</text:p>
          </table:table-cell>
          <table:table-cell table:formula="of:=AVERAGE([.J13];[.H13])" office:value-type="float" office:value="6670.82278">
            <text:p>6670.82278</text:p>
          </table:table-cell>
          <table:table-cell table:style-name="ce22" table:formula="of:=AVERAGE([.K13];[.I13])" office:value-type="float" office:value="100">
            <text:p>10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3242.76686">
            <text:p>23242.76686</text:p>
          </table:table-cell>
          <table:table-cell office:value-type="float" office:value="50">
            <text:p>50</text:p>
          </table:table-cell>
          <table:table-cell office:value-type="float" office:value="23280.37928">
            <text:p>23280.37928</text:p>
          </table:table-cell>
          <table:table-cell office:value-type="float" office:value="50">
            <text:p>50</text:p>
          </table:table-cell>
          <table:table-cell table:formula="of:=AVERAGE([.D14];[.B14])" office:value-type="float" office:value="23261.57307">
            <text:p>23261.57307</text:p>
          </table:table-cell>
          <table:table-cell table:style-name="ce22" table:formula="of:=AVERAGE([.E14];[.C14])" office:value-type="float" office:value="50">
            <text:p>50</text:p>
          </table:table-cell>
          <table:table-cell office:value-type="float" office:value="20847.95692">
            <text:p>20847.95692</text:p>
          </table:table-cell>
          <table:table-cell office:value-type="float" office:value="50">
            <text:p>50</text:p>
          </table:table-cell>
          <table:table-cell office:value-type="float" office:value="20867.74816">
            <text:p>20867.74816</text:p>
          </table:table-cell>
          <table:table-cell office:value-type="float" office:value="50">
            <text:p>50</text:p>
          </table:table-cell>
          <table:table-cell table:formula="of:=AVERAGE([.J14];[.H14])" office:value-type="float" office:value="20857.85254">
            <text:p>20857.85254</text:p>
          </table:table-cell>
          <table:table-cell table:style-name="ce22" table:formula="of:=AVERAGE([.K14];[.I14])" office:value-type="float" office:value="50">
            <text:p>50</text:p>
          </table:table-cell>
        </table:table-row>
        <table:table-row table:style-name="ro1">
          <table:table-cell table:style-name="ce9" office:value-type="float" office:value="1000">
            <text:p>1000</text:p>
          </table:table-cell>
          <table:table-cell table:style-name="ce20" office:value-type="float" office:value="52771.662">
            <text:p>52771.66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53048.40725">
            <text:p>53048.40725</text:p>
          </table:table-cell>
          <table:table-cell table:style-name="ce20" office:value-type="float" office:value="20">
            <text:p>20</text:p>
          </table:table-cell>
          <table:table-cell table:style-name="ce20" table:formula="of:=AVERAGE([.D15];[.B15])" office:value-type="float" office:value="52910.034625">
            <text:p>52910.034625</text:p>
          </table:table-cell>
          <table:table-cell table:style-name="ce23" table:formula="of:=AVERAGE([.E15];[.C15])" office:value-type="float" office:value="20">
            <text:p>20</text:p>
          </table:table-cell>
          <table:table-cell table:style-name="ce20" office:value-type="float" office:value="47411.3341">
            <text:p>47411.3341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47518.7319">
            <text:p>47518.7319</text:p>
          </table:table-cell>
          <table:table-cell table:style-name="ce20" office:value-type="float" office:value="20">
            <text:p>20</text:p>
          </table:table-cell>
          <table:table-cell table:style-name="ce20" table:formula="of:=AVERAGE([.J15];[.H15])" office:value-type="float" office:value="47465.033">
            <text:p>47465.033</text:p>
          </table:table-cell>
          <table:table-cell table:style-name="ce23" table:formula="of:=AVERAGE([.K15];[.I15])" office:value-type="float" office:value="20">
            <text:p>2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>
            <draw:frame table:end-cell-address="AMD1055T.J37" table:end-x="0.038cm" table:end-y="0.339cm" draw:z-index="0" draw:style-name="gr1" svg:width="15.999cm" svg:height="8.999cm" svg:x="0.626cm" svg:y="0.126cm">
              <draw:object draw:notify-on-update-of-ranges="AMD1055T.A8:AMD1055T.A8 AMD1055T.A9:AMD1055T.A15 AMD1055T.B6:AMD1055T.B6 AMD1055T.F9:AMD1055T.F15 AMD1055T.A8:AMD1055T.A8 AMD1055T.A9:AMD1055T.A15 AMD1055T.H6:AMD1055T.H6 AMD1055T.L9:AMD1055T.L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Varro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6" office:value-type="string">
            <text:p>Varró STS Benchmark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7"/>
          <table:table-cell table:style-name="ce31" office:value-type="string">
            <text:p>STSmany PROGRESS</text:p>
          </table:table-cell>
          <table:table-cell table:style-name="ce31" office:value-type="string">
            <text:p>STSmany AGG</text:p>
          </table:table-cell>
          <table:table-cell table:style-name="ce31" office:value-type="string">
            <text:p>STSmany Fujaba</text:p>
          </table:table-cell>
          <table:table-cell table:style-name="ce31" office:value-type="string">
            <text:p>STSmany VarróDB</text:p>
          </table:table-cell>
          <table:table-cell table:style-name="ce31" office:value-type="string">
            <text:p>STSmany GrGen (PSQL)</text:p>
          </table:table-cell>
          <table:table-cell table:style-name="ce31" office:value-type="string">
            <text:p>STSmany GrGen (SP)</text:p>
          </table:table-cell>
          <table:table-cell table:style-name="ce31" office:value-type="string">
            <text:p>STSmany SimpleGT</text:p>
          </table:table-cell>
        </table:table-row>
        <table:table-row table:style-name="ro1">
          <table:table-cell table:style-name="ce28" office:value-type="string">
            <text:p>Size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</table:table-row>
        <table:table-row table:style-name="ro1"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330">
            <text:p>330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4697">
            <text:p>4697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1">
            <text:p>1</text:p>
          </table:table-cell>
          <table:table-cell table:style-name="ce32" table:formula="of:=[DellPowerEdge.F9]+[DellPowerEdge.F9]-[AMD1055T.F9]" office:value-type="float" office:value="5.390215">
            <text:p>5</text:p>
          </table:table-cell>
        </table:table-row>
        <table:table-row table:style-name="ro1">
          <table:table-cell table:style-name="ce29" office:value-type="float" office:value="100">
            <text:p>100</text:p>
          </table:table-cell>
          <table:table-cell table:style-name="ce29" office:value-type="float" office:value="946">
            <text:p>946</text:p>
          </table:table-cell>
          <table:table-cell table:style-name="ce29" office:value-type="float" office:value="8300">
            <text:p>8300</text:p>
          </table:table-cell>
          <table:table-cell table:style-name="ce29" office:value-type="float" office:value="305">
            <text:p>305</text:p>
          </table:table-cell>
          <table:table-cell table:style-name="ce29" office:value-type="float" office:value="19825">
            <text:p>19825</text:p>
          </table:table-cell>
          <table:table-cell table:style-name="ce29" office:value-type="float" office:value="760">
            <text:p>760</text:p>
          </table:table-cell>
          <table:table-cell table:style-name="ce29" office:value-type="float" office:value="1">
            <text:p>1</text:p>
          </table:table-cell>
          <table:table-cell table:style-name="ce32" table:formula="of:=[DellPowerEdge.F11]+[DellPowerEdge.F11]-[AMD1055T.F11]" office:value-type="float" office:value="242.115722">
            <text:p>242</text:p>
          </table:table-cell>
        </table:table-row>
        <table:table-row table:style-name="ro1">
          <table:table-cell table:style-name="ce30" office:value-type="float" office:value="1000">
            <text:p>1000</text:p>
          </table:table-cell>
          <table:table-cell table:style-name="ce30" office:value-type="float" office:value="459000">
            <text:p>459000</text:p>
          </table:table-cell>
          <table:table-cell table:style-name="ce30" office:value-type="float" office:value="6881000">
            <text:p>6881000</text:p>
          </table:table-cell>
          <table:table-cell table:style-name="ce30" office:value-type="float" office:value="4927">
            <text:p>4927</text:p>
          </table:table-cell>
          <table:table-cell table:style-name="ce30" office:value-type="float" office:value="593500">
            <text:p>593500</text:p>
          </table:table-cell>
          <table:table-cell table:style-name="ce30" office:value-type="float" office:value="27715">
            <text:p>27715</text:p>
          </table:table-cell>
          <table:table-cell table:style-name="ce30" office:value-type="float" office:value="10">
            <text:p>10</text:p>
          </table:table-cell>
          <table:table-cell table:style-name="ce33" table:formula="of:=[DellPowerEdge.F15]+[DellPowerEdge.F15]-[AMD1055T.F15]" office:value-type="float" office:value="151872.778617">
            <text:p>1518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*) SimpleGT figures are synthesized from Xeon and Phenom figures by adding the time difference between the two to the result.</text:p>
          </table:table-cell>
          <table:table-cell table:number-columns-repeated="7"/>
        </table:table-row>
        <table:table-row table:style-name="ro1">
          <table:table-cell>
            <draw:frame table:end-cell-address="Varro.H39" table:end-x="2.565cm" table:end-y="0.259cm" draw:z-index="0" draw:style-name="gr1" svg:width="25.088cm" svg:height="12.718cm" svg:x="0cm" svg:y="0.282cm">
              <draw:object draw:notify-on-update-of-ranges="Varro.A5:Varro.A7 Varro.A5:Varro.A7 Varro.B3:Varro.B3 Varro.B5:Varro.B7 Varro.A5:Varro.A7 Varro.C3:Varro.C3 Varro.C5:Varro.C7 Varro.A5:Varro.A7 Varro.D3:Varro.D3 Varro.D5:Varro.D7 Varro.A5:Varro.A7 Varro.E3:Varro.E3 Varro.E5:Varro.E7 Varro.A5:Varro.A7 Varro.F3:Varro.F3 Varro.F5:Varro.F7 Varro.A5:Varro.A7 Varro.G3:Varro.G3 Varro.G5:Varro.G7 Varro.A5:Varro.A7 Varro.H3:Varro.H3 Varro.H5:Varro.H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style:style style:name="Default" style:family="table-cell" style:data-style-name="N5000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1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12-16T17:05:20</meta:creation-date>
    <meta:generator>OpenOffice.org/3.3$Unix OpenOffice.org_project/330m20$Build-9567</meta:generator>
    <dc:date>2011-12-20T11:37:33</dc:date>
    <dc:creator>Dennis Wagelaar</dc:creator>
    <meta:editing-duration>P2DT15H34M58S</meta:editing-duration>
    <meta:editing-cycles>63</meta:editing-cycles>
    <meta:document-statistic meta:table-count="4" meta:cell-count="2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7cm" svg:y="0.315cm" chart:style-name="ch2">
          <text:p>SimpleGT STS benchmark</text:p>
        </chart:title>
        <chart:subtitle svg:x="4.133cm" svg:y="1.286cm" chart:style-name="ch3">
          <text:p>Dual Quadcore Intel Xeon 2,33GHz (E5345)</text:p>
        </chart:subtitle>
        <chart:legend chart:legend-position="end" svg:x="12.728cm" svg:y="3.992cm" chart:style-name="ch4"/>
        <chart:plot-area chart:style-name="ch5" table:cell-range-address="DellPowerEdge.A8:DellPowerEdge.A15 DellPowerEdge.H6:DellPowerEdge.H6 DellPowerEdge.B6:DellPowerEdge.B6 DellPowerEdge.F9:DellPowerEdge.F15 DellPowerEdge.L9:DellPowerEdge.L15" chart:data-source-has-labels="both" svg:x="1.32cm" svg:y="2.315cm" svg:width="10.768cm" svg:height="5.535cm">
          <chartooo:coordinate-region svg:x="2.956cm" svg:y="2.508cm" svg:width="8.733cm" svg:height="4.707cm"/>
          <chart:axis chart:dimension="x" chart:name="primary-x" chart:style-name="ch6">
            <chart:title svg:x="5.813cm" svg:y="8.031cm" chart:style-name="ch7">
              <text:p>size (nodes)</text:p>
            </chart:title>
            <chart:categories table:cell-range-address="DellPowerEdge.H6:DellPowerEdge.H6"/>
          </chart:axis>
          <chart:axis chart:dimension="y" chart:name="primary-y" chart:style-name="ch8">
            <chart:title svg:x="0.451cm" svg:y="5.781cm" chart:style-name="ch9">
              <text:p>time (ms)</text:p>
            </chart:title>
            <chart:grid chart:style-name="ch10" chart:class="major"/>
          </chart:axis>
          <chart:series chart:style-name="ch11" chart:values-cell-range-address="DellPowerEdge.F9:DellPowerEdge.F15" chart:label-cell-address="DellPowerEdge.B6:DellPowerEdge.B6" chart:class="chart:scatter">
            <chart:domain table:cell-range-address="DellPowerEdge.A9:DellPowerEdge.A15"/>
            <chart:data-point chart:repeated="7"/>
          </chart:series>
          <chart:series chart:style-name="ch12" chart:values-cell-range-address="DellPowerEdge.L9:DellPowerEdge.L15" chart:label-cell-address="DellPowerEdge.H6:DellPowerEdge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Xeon</text:p>
                <draw:g>
                  <svg:desc>DellPowerEdge.B6:DellPowerEdge.B6</svg:desc>
                </draw:g>
              </table:table-cell>
              <table:table-cell office:value-type="string">
                <text:p>STSone Xeon</text:p>
                <draw:g>
                  <svg:desc>DellPowerEdge.H6:DellPowerEdg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Sone Xeon</text:p>
                <draw:g>
                  <svg:desc>DellPowerEdge.H6:DellPowerEdge.H6</svg:desc>
                </draw:g>
              </table:table-cell>
              <table:table-cell office:value-type="float" office:value="10">
                <text:p>10</text:p>
                <draw:g>
                  <svg:desc>DellPowerEdge.A9:DellPowerEdge.A15</svg:desc>
                </draw:g>
              </table:table-cell>
              <table:table-cell office:value-type="float" office:value="4.4883665">
                <text:p>4.4883665</text:p>
                <draw:g>
                  <svg:desc>DellPowerEdge.F9:DellPowerEdge.F15</svg:desc>
                </draw:g>
              </table:table-cell>
              <table:table-cell office:value-type="float" office:value="4.3608955">
                <text:p>4.3608955</text:p>
                <draw:g>
                  <svg:desc>DellPowerEdge.L9:DellPowerEdge.L15</svg:desc>
                </draw:g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39.344643">
                <text:p>39.344643</text:p>
              </table:table-cell>
              <table:table-cell office:value-type="float" office:value="37.473544">
                <text:p>37.47354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83.0175475">
                <text:p>183.0175475</text:p>
              </table:table-cell>
              <table:table-cell office:value-type="float" office:value="174.13741">
                <text:p>174.13741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2018.778281">
                <text:p>2018.778281</text:p>
              </table:table-cell>
              <table:table-cell office:value-type="float" office:value="1884.3470735">
                <text:p>1884.347073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3692.281863">
                <text:p>13692.281863</text:p>
              </table:table-cell>
              <table:table-cell office:value-type="float" office:value="13245.4382075">
                <text:p>13245.4382075</text:p>
              </table:table-cell>
            </table:table-row>
            <table:table-row>
              <table:table-cell office:value-type="string"/>
              <table:table-cell office:value-type="float" office:value="750">
                <text:p>750</text:p>
              </table:table-cell>
              <table:table-cell office:value-type="float" office:value="44257.515873">
                <text:p>44257.515873</text:p>
              </table:table-cell>
              <table:table-cell office:value-type="float" office:value="42902.1317185">
                <text:p>42902.1317185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02391.406621">
                <text:p>102391.406621</text:p>
              </table:table-cell>
              <table:table-cell office:value-type="float" office:value="100026.5143495">
                <text:p>100026.5143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7cm" svg:y="0.315cm" chart:style-name="ch2">
          <text:p>SimpleGT STS benchmark</text:p>
        </chart:title>
        <chart:subtitle svg:x="4.723cm" svg:y="1.286cm" chart:style-name="ch3">
          <text:p>AMD Phenom II X6 2,80GHz (1055T)</text:p>
        </chart:subtitle>
        <chart:legend chart:legend-position="end" svg:x="12.24cm" svg:y="3.992cm" chart:style-name="ch4"/>
        <chart:plot-area chart:style-name="ch5" table:cell-range-address="AMD1055T.A8:AMD1055T.A15 AMD1055T.B6:AMD1055T.B6 AMD1055T.F9:AMD1055T.F15 AMD1055T.H6:AMD1055T.H6 AMD1055T.L9:AMD1055T.L15" chart:data-source-has-labels="row" svg:x="1.32cm" svg:y="2.315cm" svg:width="10.28cm" svg:height="5.535cm">
          <chartooo:coordinate-region svg:x="2.751cm" svg:y="2.508cm" svg:width="8.45cm" svg:height="4.707cm"/>
          <chart:axis chart:dimension="x" chart:name="primary-x" chart:style-name="ch6">
            <chart:title svg:x="5.569cm" svg:y="8.031cm" chart:style-name="ch7">
              <text:p>size (nodes)</text:p>
            </chart:title>
          </chart:axis>
          <chart:axis chart:dimension="y" chart:name="primary-y" chart:style-name="ch8">
            <chart:title svg:x="0.451cm" svg:y="5.781cm" chart:style-name="ch9">
              <text:p>time (ms)</text:p>
            </chart:title>
            <chart:grid chart:style-name="ch10" chart:class="major"/>
          </chart:axis>
          <chart:series chart:style-name="ch11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2" chart:values-cell-range-address="AMD1055T.L9:AMD1055T.L15" chart:label-cell-address="AMD1055T.H6:AMD1055T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86518">
                <text:p>3.586518</text:p>
                <draw:g>
                  <svg:desc>AMD1055T.F9:AMD1055T.F15</svg:desc>
                </draw:g>
              </table:table-cell>
              <table:table-cell office:value-type="float" office:value="3.521646">
                <text:p>3.521646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0.0937485">
                <text:p>30.0937485</text:p>
              </table:table-cell>
              <table:table-cell office:value-type="float" office:value="27.936645">
                <text:p>27.936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23.919373">
                <text:p>123.919373</text:p>
              </table:table-cell>
              <table:table-cell office:value-type="float" office:value="113.071296">
                <text:p>113.071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154.04387">
                <text:p>1154.04387</text:p>
              </table:table-cell>
              <table:table-cell office:value-type="float" office:value="1033.116595">
                <text:p>1033.116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415.001975">
                <text:p>7415.001975</text:p>
              </table:table-cell>
              <table:table-cell office:value-type="float" office:value="6670.82278">
                <text:p>6670.82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3261.57307">
                <text:p>23261.57307</text:p>
              </table:table-cell>
              <table:table-cell office:value-type="float" office:value="20857.85254">
                <text:p>20857.85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2910.034625">
                <text:p>52910.034625</text:p>
              </table:table-cell>
              <table:table-cell office:value-type="float" office:value="47465.033">
                <text:p>47465.0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91cm" svg:height="15.843cm" xlink:href=".." xlink:type="simple" chart:class="chart:scatter" chart:style-name="ch1">
        <chart:title svg:x="10.492cm" svg:y="0.451cm" chart:style-name="ch2">
          <text:p>SimpleGT STS benchmark</text:p>
        </chart:title>
        <chart:subtitle svg:x="9.53cm" svg:y="1.558cm" chart:style-name="ch3">
          <text:p>Intel Xeon E5345 &amp; AMD Phenom II 1055T</text:p>
        </chart:subtitle>
        <chart:legend chart:legend-position="end" svg:x="22.831cm" svg:y="6.975cm" chart:style-name="ch4"/>
        <chart:plot-area chart:style-name="ch5" table:cell-range-address="DellPowerEdge.A8:DellPowerEdge.A15 DellPowerEdge.B6:DellPowerEdge.B6 DellPowerEdge.F9:DellPowerEdge.F15 DellPowerEdge.H6:DellPowerEdge.H6 DellPowerEdge.L9:DellPowerEdge.L15 AMD1055T.B6:AMD1055T.B6 AMD1055T.F9:AMD1055T.F15 AMD1055T.H6:AMD1055T.H6 AMD1055T.L9:AMD1055T.L15" chart:data-source-has-labels="both" svg:x="1.531cm" svg:y="2.859cm" svg:width="20.238cm" svg:height="11.698cm">
          <chartooo:coordinate-region svg:x="3.167cm" svg:y="3.052cm" svg:width="18.203cm" svg:height="10.87cm"/>
          <chart:axis chart:dimension="x" chart:name="primary-x" chart:style-name="ch6">
            <chart:title svg:x="10.759cm" svg:y="14.874cm" chart:style-name="ch7">
              <text:p>size (nodes)</text:p>
            </chart:title>
            <chart:categories table:cell-range-address="DellPowerEdge.A9:DellPowerEdge.A15"/>
          </chart:axis>
          <chart:axis chart:dimension="y" chart:name="primary-y" chart:style-name="ch6">
            <chart:title svg:x="0.451cm" svg:y="9.407cm" chart:style-name="ch8">
              <text:p>time (ms)</text:p>
            </chart:title>
            <chart:grid chart:style-name="ch9" chart:class="major"/>
          </chart:axis>
          <chart:series chart:style-name="ch10" chart:values-cell-range-address="DellPowerEdge.F9:DellPowerEdge.F15" chart:label-cell-address="DellPowerEdge.B6:DellPowerEdge.B6" chart:class="chart:scatter">
            <chart:domain table:cell-range-address="DellPowerEdge.A9:DellPowerEdge.A15"/>
            <chart:data-point chart:repeated="7"/>
          </chart:series>
          <chart:series chart:style-name="ch11" chart:values-cell-range-address="DellPowerEdge.L9:DellPowerEdge.L15" chart:label-cell-address="DellPowerEdge.H6:DellPowerEdge.H6" chart:class="chart:scatter">
            <chart:data-point chart:repeated="7"/>
          </chart:series>
          <chart:series chart:style-name="ch12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3" chart:values-cell-range-address="AMD1055T.L9:AMD1055T.L15" chart:label-cell-address="AMD1055T.H6:AMD1055T.H6" chart:class="chart:scatter">
            <chart:domain table:cell-range-address="AMD1055T.A9:AMD1055T.A15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Xeon</text:p>
                <draw:g>
                  <svg:desc>DellPowerEdge.B6:DellPowerEdge.B6</svg:desc>
                </draw:g>
              </table:table-cell>
              <table:table-cell office:value-type="string">
                <text:p>STSone Xeon</text:p>
                <draw:g>
                  <svg:desc>DellPowerEdge.H6:DellPowerEdge.H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DellPowerEdge.A9:DellPowerEdge.A15</svg:desc>
                </draw:g>
              </table:table-cell>
              <table:table-cell office:value-type="float" office:value="10">
                <text:p>10</text:p>
                <draw:g>
                  <svg:desc>DellPowerEdge.A9:DellPowerEdge.A15</svg:desc>
                </draw:g>
              </table:table-cell>
              <table:table-cell office:value-type="float" office:value="4.4883665">
                <text:p>4.4883665</text:p>
                <draw:g>
                  <svg:desc>DellPowerEdge.F9:DellPowerEdge.F15</svg:desc>
                </draw:g>
              </table:table-cell>
              <table:table-cell office:value-type="float" office:value="4.3608955">
                <text:p>4.3608955</text:p>
                <draw:g>
                  <svg:desc>DellPowerEdge.L9:DellPowerEdge.L15</svg:desc>
                </draw:g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86518">
                <text:p>3.586518</text:p>
                <draw:g>
                  <svg:desc>AMD1055T.F9:AMD1055T.F15</svg:desc>
                </draw:g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21646">
                <text:p>3.521646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9.344643">
                <text:p>39.344643</text:p>
              </table:table-cell>
              <table:table-cell office:value-type="float" office:value="37.473544">
                <text:p>37.473544</text:p>
              </table:table-cell>
              <table:table-cell office:value-type="float" office:value="50">
                <text:p>50</text:p>
              </table:table-cell>
              <table:table-cell office:value-type="float" office:value="30.0937485">
                <text:p>30.0937485</text:p>
              </table:table-cell>
              <table:table-cell office:value-type="float" office:value="50">
                <text:p>50</text:p>
              </table:table-cell>
              <table:table-cell office:value-type="float" office:value="27.936645">
                <text:p>27.936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3.0175475">
                <text:p>183.0175475</text:p>
              </table:table-cell>
              <table:table-cell office:value-type="float" office:value="174.13741">
                <text:p>174.13741</text:p>
              </table:table-cell>
              <table:table-cell office:value-type="float" office:value="100">
                <text:p>100</text:p>
              </table:table-cell>
              <table:table-cell office:value-type="float" office:value="123.919373">
                <text:p>123.919373</text:p>
              </table:table-cell>
              <table:table-cell office:value-type="float" office:value="100">
                <text:p>100</text:p>
              </table:table-cell>
              <table:table-cell office:value-type="float" office:value="113.071296">
                <text:p>113.0712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018.778281">
                <text:p>2018.778281</text:p>
              </table:table-cell>
              <table:table-cell office:value-type="float" office:value="1884.3470735">
                <text:p>1884.3470735</text:p>
              </table:table-cell>
              <table:table-cell office:value-type="float" office:value="250">
                <text:p>250</text:p>
              </table:table-cell>
              <table:table-cell office:value-type="float" office:value="1154.04387">
                <text:p>1154.04387</text:p>
              </table:table-cell>
              <table:table-cell office:value-type="float" office:value="250">
                <text:p>250</text:p>
              </table:table-cell>
              <table:table-cell office:value-type="float" office:value="1033.116595">
                <text:p>1033.1165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692.281863">
                <text:p>13692.281863</text:p>
              </table:table-cell>
              <table:table-cell office:value-type="float" office:value="13245.4382075">
                <text:p>13245.4382075</text:p>
              </table:table-cell>
              <table:table-cell office:value-type="float" office:value="500">
                <text:p>500</text:p>
              </table:table-cell>
              <table:table-cell office:value-type="float" office:value="7415.001975">
                <text:p>7415.001975</text:p>
              </table:table-cell>
              <table:table-cell office:value-type="float" office:value="500">
                <text:p>500</text:p>
              </table:table-cell>
              <table:table-cell office:value-type="float" office:value="6670.82278">
                <text:p>6670.822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4257.515873">
                <text:p>44257.515873</text:p>
              </table:table-cell>
              <table:table-cell office:value-type="float" office:value="42902.1317185">
                <text:p>42902.1317185</text:p>
              </table:table-cell>
              <table:table-cell office:value-type="float" office:value="750">
                <text:p>750</text:p>
              </table:table-cell>
              <table:table-cell office:value-type="float" office:value="23261.57307">
                <text:p>23261.57307</text:p>
              </table:table-cell>
              <table:table-cell office:value-type="float" office:value="750">
                <text:p>750</text:p>
              </table:table-cell>
              <table:table-cell office:value-type="float" office:value="20857.85254">
                <text:p>20857.852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2391.406621">
                <text:p>102391.406621</text:p>
              </table:table-cell>
              <table:table-cell office:value-type="float" office:value="100026.5143495">
                <text:p>100026.5143495</text:p>
              </table:table-cell>
              <table:table-cell office:value-type="float" office:value="1000">
                <text:p>1000</text:p>
              </table:table-cell>
              <table:table-cell office:value-type="float" office:value="52910.034625">
                <text:p>52910.034625</text:p>
              </table:table-cell>
              <table:table-cell office:value-type="float" office:value="1000">
                <text:p>1000</text:p>
              </table:table-cell>
              <table:table-cell office:value-type="float" office:value="47465.033">
                <text:p>47465.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color="#4b1f6f" draw:fill-color="#4b1f6f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left" chart:symbol-width="0.25cm" chart:symbol-height="0.25cm"/>
      <style:graphic-properties svg:stroke-color="#c5000b" draw:fill-color="#c5000b"/>
      <style:text-properties fo:font-size="10pt" style:font-size-asian="10pt" style:font-size-complex="10pt"/>
    </style:style>
    <style:style style:name="ch15" style:family="chart" style:data-style-name="N500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89cm" svg:height="12.719cm" xlink:href=".." xlink:type="simple" chart:class="chart:scatter" chart:style-name="ch1">
        <chart:title svg:x="10.203cm" svg:y="0.389cm" chart:style-name="ch2">
          <text:p>Varró STS benchmark</text:p>
        </chart:title>
        <chart:legend chart:legend-position="end" svg:x="20.303cm" svg:y="4.756cm" chart:style-name="ch3"/>
        <chart:plot-area chart:style-name="ch4" table:cell-range-address="Varro.A5:Varro.H7 Varro.B3:Varro.H3" chart:data-source-has-labels="both" svg:x="1.501cm" svg:y="1.942cm" svg:width="17.8cm" svg:height="9.553cm">
          <chartooo:coordinate-region svg:x="3.317cm" svg:y="2.135cm" svg:width="15.585cm" svg:height="8.725cm"/>
          <chart:axis chart:dimension="x" chart:name="primary-x" chart:style-name="ch5">
            <chart:title svg:x="9.51cm" svg:y="11.75cm" chart:style-name="ch6">
              <text:p>size (nodes)</text:p>
            </chart:title>
            <chart:categories table:cell-range-address="Varro.A5:Varro.A7"/>
          </chart:axis>
          <chart:axis chart:dimension="y" chart:name="primary-y" chart:style-name="ch5">
            <chart:title svg:x="0.451cm" svg:y="7.417cm" chart:style-name="ch7">
              <text:p>time (ms)</text:p>
            </chart:title>
            <chart:grid chart:style-name="ch8" chart:class="major"/>
          </chart:axis>
          <chart:series chart:style-name="ch9" chart:values-cell-range-address="Varro.B5:Varro.B7" chart:label-cell-address="Varro.B3:Varro.B3" chart:class="chart:scatter">
            <chart:domain table:cell-range-address="Varro.A5:Varro.A7"/>
            <chart:data-point chart:repeated="3"/>
          </chart:series>
          <chart:series chart:style-name="ch10" chart:values-cell-range-address="Varro.C5:Varro.C7" chart:label-cell-address="Varro.C3:Varro.C3" chart:class="chart:scatter">
            <chart:data-point chart:repeated="3"/>
          </chart:series>
          <chart:series chart:style-name="ch11" chart:values-cell-range-address="Varro.D5:Varro.D7" chart:label-cell-address="Varro.D3:Varro.D3" chart:class="chart:scatter">
            <chart:data-point chart:repeated="3"/>
          </chart:series>
          <chart:series chart:style-name="ch12" chart:values-cell-range-address="Varro.E5:Varro.E7" chart:label-cell-address="Varro.E3:Varro.E3" chart:class="chart:scatter">
            <chart:data-point chart:repeated="3"/>
          </chart:series>
          <chart:series chart:style-name="ch13" chart:values-cell-range-address="Varro.F5:Varro.F7" chart:label-cell-address="Varro.F3:Varro.F3" chart:class="chart:scatter">
            <chart:data-point chart:repeated="3"/>
          </chart:series>
          <chart:series chart:style-name="ch14" chart:values-cell-range-address="Varro.G5:Varro.G7" chart:label-cell-address="Varro.G3:Varro.G3" chart:class="chart:scatter">
            <chart:data-point chart:repeated="3"/>
          </chart:series>
          <chart:series chart:style-name="ch15" chart:values-cell-range-address="Varro.H5:Varro.H7" chart:label-cell-address="Varro.H3:Varro.H3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PROGRESS</text:p>
                <draw:g>
                  <svg:desc>Varro.B3:Varro.B3</svg:desc>
                </draw:g>
              </table:table-cell>
              <table:table-cell office:value-type="string">
                <text:p>STSmany AGG</text:p>
                <draw:g>
                  <svg:desc>Varro.C3:Varro.C3</svg:desc>
                </draw:g>
              </table:table-cell>
              <table:table-cell office:value-type="string">
                <text:p>STSmany Fujaba</text:p>
                <draw:g>
                  <svg:desc>Varro.D3:Varro.D3</svg:desc>
                </draw:g>
              </table:table-cell>
              <table:table-cell office:value-type="string">
                <text:p>STSmany VarróDB</text:p>
                <draw:g>
                  <svg:desc>Varro.E3:Varro.E3</svg:desc>
                </draw:g>
              </table:table-cell>
              <table:table-cell office:value-type="string">
                <text:p>STSmany GrGen (PSQL)</text:p>
                <draw:g>
                  <svg:desc>Varro.F3:Varro.F3</svg:desc>
                </draw:g>
              </table:table-cell>
              <table:table-cell office:value-type="string">
                <text:p>STSmany GrGen (SP)</text:p>
                <draw:g>
                  <svg:desc>Varro.G3:Varro.G3</svg:desc>
                </draw:g>
              </table:table-cell>
              <table:table-cell office:value-type="string">
                <text:p>STSmany SimpleGT</text:p>
                <draw:g>
                  <svg:desc>Varro.H3:Varro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Varro.A5:Varro.A7</svg:desc>
                </draw:g>
              </table:table-cell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2">
                <text:p>12</text:p>
                <draw:g>
                  <svg:desc>Varro.B5:Varro.B7</svg:desc>
                </draw:g>
              </table:table-cell>
              <table:table-cell office:value-type="float" office:value="330">
                <text:p>330</text:p>
                <draw:g>
                  <svg:desc>Varro.C5:Varro.C7</svg:desc>
                </draw:g>
              </table:table-cell>
              <table:table-cell office:value-type="float" office:value="40">
                <text:p>40</text:p>
                <draw:g>
                  <svg:desc>Varro.D5:Varro.D7</svg:desc>
                </draw:g>
              </table:table-cell>
              <table:table-cell office:value-type="float" office:value="4697">
                <text:p>4697</text:p>
                <draw:g>
                  <svg:desc>Varro.E5:Varro.E7</svg:desc>
                </draw:g>
              </table:table-cell>
              <table:table-cell office:value-type="float" office:value="30">
                <text:p>30</text:p>
                <draw:g>
                  <svg:desc>Varro.F5:Varro.F7</svg:desc>
                </draw:g>
              </table:table-cell>
              <table:table-cell office:value-type="float" office:value="1">
                <text:p>1</text:p>
                <draw:g>
                  <svg:desc>Varro.G5:Varro.G7</svg:desc>
                </draw:g>
              </table:table-cell>
              <table:table-cell office:value-type="float" office:value="5.390215">
                <text:p>5.390215</text:p>
                <draw:g>
                  <svg:desc>Varro.H5:Varro.H7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6">
                <text:p>946</text:p>
              </table:table-cell>
              <table:table-cell office:value-type="float" office:value="8300">
                <text:p>8300</text:p>
              </table:table-cell>
              <table:table-cell office:value-type="float" office:value="305">
                <text:p>305</text:p>
              </table:table-cell>
              <table:table-cell office:value-type="float" office:value="19825">
                <text:p>19825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242.115722">
                <text:p>242.1157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59000">
                <text:p>459000</text:p>
              </table:table-cell>
              <table:table-cell office:value-type="float" office:value="6881000">
                <text:p>6881000</text:p>
              </table:table-cell>
              <table:table-cell office:value-type="float" office:value="4927">
                <text:p>4927</text:p>
              </table:table-cell>
              <table:table-cell office:value-type="float" office:value="593500">
                <text:p>593500</text:p>
              </table:table-cell>
              <table:table-cell office:value-type="float" office:value="27715">
                <text:p>27715</text:p>
              </table:table-cell>
              <table:table-cell office:value-type="float" office:value="10">
                <text:p>10</text:p>
              </table:table-cell>
              <table:table-cell office:value-type="float" office:value="151872.778617">
                <text:p>151872.778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